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4c7" officeooo:paragraph-rsid="000444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/Test_data/models/2017-07-20_09-48-19</text:p>
      <text:p text:style-name="P1">Parameters : </text:p>
      <text:p text:style-name="P1"><text:tab/>Vector size = 100,</text:p>
      <text:p text:style-name="P1"><text:tab/>Window size = 8,</text:p>
      <text:p text:style-name="P1"><text:tab/>Min count = 10,</text:p>
      <text:p text:style-name="P1"><text:tab/>skip-gram/CBOW = CBOW,</text:p>
      <text:p text:style-name="P1"><text:tab/>Hierarchical softmax/Negative sampling = Negative sampling </text:p>
      <text:p text:style-name="P1"/>
      <text:p text:style-name="P1">The model took 1.1185805241266886 to train.</text:p>
      <text:p text:style-name="P1">Vocabulary length : 47134</text:p>
      <text:p text:style-name="P1"/>
      <text:p text:style-name="P1"/>
      <text:p text:style-name="P1">Testing from : /home/snu/data/Test_data/</text:p>
      <text:p text:style-name="P1"/>
      <text:p text:style-name="P1">Test results on WS353-english-rel.txt: </text:p>
      <text:p text:style-name="P1">Pearson correlation coefficient = 0.53</text:p>
      <text:p text:style-name="P1">Spearman rank-order correlation coefficient = 0.53</text:p>
      <text:p text:style-name="P1">Number of missing words = 1/252</text:p>
      <text:p text:style-name="P1"/>
      <text:p text:style-name="P1">Test results on WS-353-EN.txt: </text:p>
      <text:p text:style-name="P1">Pearson correlation coefficient = 0.60</text:p>
      <text:p text:style-name="P1">Spearman rank-order correlation coefficient = 0.64</text:p>
      <text:p text:style-name="P1">Number of missing words = 4/65</text:p>
      <text:p text:style-name="P1"/>
      <text:p text:style-name="P1">Test results on WS353-english-sim.txt: </text:p>
      <text:p text:style-name="P1">Pearson correlation coefficient = 0.64</text:p>
      <text:p text:style-name="P1">Spearman rank-order correlation coefficient = 0.63</text:p>
      <text:p text:style-name="P1">Number of missing words = 2/201</text:p>
      <text:p text:style-name="P1"/>
      <text:p text:style-name="P1">Test results on SE17-EN.txt: </text:p>
      <text:p text:style-name="P1">Pearson correlation coefficient = 0.63</text:p>
      <text:p text:style-name="P1">Spearman rank-order correlation coefficient = 0.62</text:p>
      <text:p text:style-name="P1">Number of missing words = 169/518</text:p>
      <text:p text:style-name="P1"/>
      <text:p text:style-name="P1">Test results on WordSimilarity-353-EN.txt: </text:p>
      <text:p text:style-name="P1">Pearson correlation coefficient = 0.66</text:p>
      <text:p text:style-name="P1">Spearman rank-order correlation coefficient = 0.68</text:p>
      <text:p text:style-name="P1">Number of missing words = 3/353</text:p>
      <text:p text:style-name="P1"/>
      <text:p text:style-name="P1">Average test results: </text:p>
      <text:p text:style-name="P1">Average Pearson Correlation <text:s/>= 0.61</text:p>
      <text:p text:style-name="P1">Average Pearson Spearman rank-order correlation = 0.62</text:p>
      <text:p text:style-name="P1">Total number of missing words : 179/1389</text:p>
      <text:p text:style-name="P1"/>
      <text:p text:style-name="P1">/data/Test_data/models/2017-07-20_09-53-21</text:p>
      <text:p text:style-name="P1"/>
      <text:p text:style-name="P1">Parameters : </text:p>
      <text:p text:style-name="P1"><text:tab/>Vector size = 100,</text:p>
      <text:p text:style-name="P1"><text:tab/>Window size = 8,</text:p>
      <text:p text:style-name="P1"><text:soft-page-break/><text:tab/>Min count = 10,</text:p>
      <text:p text:style-name="P1"><text:tab/>skip-gram/CBOW = CBOW,</text:p>
      <text:p text:style-name="P1"><text:tab/>Hierarchical softmax/Negative sampling = Negative sampling </text:p>
      <text:p text:style-name="P1"/>
      <text:p text:style-name="P1">The model took 1.1088164528210958 to train.</text:p>
      <text:p text:style-name="P1">Vocabulary length : 47134</text:p>
      <text:p text:style-name="P1"/>
      <text:p text:style-name="P1"/>
      <text:p text:style-name="P1">Testing from : /home/snu/data/Test_data/</text:p>
      <text:p text:style-name="P1"/>
      <text:p text:style-name="P1">Test results on WS353-english-rel.txt: </text:p>
      <text:p text:style-name="P1">Pearson correlation coefficient = 0.51</text:p>
      <text:p text:style-name="P1">Spearman rank-order correlation coefficient = 0.51</text:p>
      <text:p text:style-name="P1">Number of missing words = 1/252</text:p>
      <text:p text:style-name="P1"/>
      <text:p text:style-name="P1">Test results on WS-353-EN.txt: </text:p>
      <text:p text:style-name="P1">Pearson correlation coefficient = 0.58</text:p>
      <text:p text:style-name="P1">Spearman rank-order correlation coefficient = 0.63</text:p>
      <text:p text:style-name="P1">Number of missing words = 4/65</text:p>
      <text:p text:style-name="P1"/>
      <text:p text:style-name="P1">Test results on WS353-english-sim.txt: </text:p>
      <text:p text:style-name="P1">Pearson correlation coefficient = 0.64</text:p>
      <text:p text:style-name="P1">Spearman rank-order correlation coefficient = 0.63</text:p>
      <text:p text:style-name="P1">Number of missing words = 2/201</text:p>
      <text:p text:style-name="P1"/>
      <text:p text:style-name="P1">Test results on SE17-EN.txt: </text:p>
      <text:p text:style-name="P1">Pearson correlation coefficient = 0.62</text:p>
      <text:p text:style-name="P1">Spearman rank-order correlation coefficient = 0.61</text:p>
      <text:p text:style-name="P1">Number of missing words = 169/518</text:p>
      <text:p text:style-name="P1"/>
      <text:p text:style-name="P1">Test results on WordSimilarity-353-EN.txt: </text:p>
      <text:p text:style-name="P1">Pearson correlation coefficient = 0.66</text:p>
      <text:p text:style-name="P1">Spearman rank-order correlation coefficient = 0.68</text:p>
      <text:p text:style-name="P1">Number of missing words = 3/353</text:p>
      <text:p text:style-name="P1"/>
      <text:p text:style-name="P1">Average test results: </text:p>
      <text:p text:style-name="P1">Average Pearson Correlation <text:s/>= 0.60</text:p>
      <text:p text:style-name="P1">Average Pearson Spearman rank-order correlation = 0.61</text:p>
      <text:p text:style-name="P1">Total number of missing words : 179/1389</text:p>
      <text:p text:style-name="P1"/>
      <text:p text:style-name="P1">data/Test_data/models/2017-07-23_16-23-16</text:p>
      <text:p text:style-name="P1"/>
      <text:p text:style-name="P1">Parameters : </text:p>
      <text:p text:style-name="P1"><text:tab/>Vector size = 100,</text:p>
      <text:p text:style-name="P1"><text:tab/>Window size = 8,</text:p>
      <text:p text:style-name="P1"><text:tab/>Min count = 10,</text:p>
      <text:p text:style-name="P1"><text:tab/>skip-gram/CBOW = skip-gram,</text:p>
      <text:p text:style-name="P1"><text:tab/>Hierarchical softmax/Negative sampling = Negative sampling </text:p>
      <text:p text:style-name="P1"/>
      <text:p text:style-name="P1"><text:soft-page-break/>The model took 2.863444423675537 to train.</text:p>
      <text:p text:style-name="P1">Vocabulary length : 47134</text:p>
      <text:p text:style-name="P1"/>
      <text:p text:style-name="P1"/>
      <text:p text:style-name="P1">Testing from : /home/snu/data/Test_data/</text:p>
      <text:p text:style-name="P1"/>
      <text:p text:style-name="P1">Test results on WS353-english-rel.txt: </text:p>
      <text:p text:style-name="P1">Pearson correlation coefficient = 0.54</text:p>
      <text:p text:style-name="P1">Spearman rank-order correlation coefficient = 0.54</text:p>
      <text:p text:style-name="P1">Number of missing words = 1/252</text:p>
      <text:p text:style-name="P1"/>
      <text:p text:style-name="P1">Test results on WS-353-EN.txt: </text:p>
      <text:p text:style-name="P1">Pearson correlation coefficient = 0.66</text:p>
      <text:p text:style-name="P1">Spearman rank-order correlation coefficient = 0.69</text:p>
      <text:p text:style-name="P1">Number of missing words = 4/65</text:p>
      <text:p text:style-name="P1"/>
      <text:p text:style-name="P1">Test results on WS353-english-sim.txt: </text:p>
      <text:p text:style-name="P1">Pearson correlation coefficient = 0.67</text:p>
      <text:p text:style-name="P1">Spearman rank-order correlation coefficient = 0.66</text:p>
      <text:p text:style-name="P1">Number of missing words = 2/201</text:p>
      <text:p text:style-name="P1"/>
      <text:p text:style-name="P1">Test results on SE17-EN.txt: </text:p>
      <text:p text:style-name="P1">Pearson correlation coefficient = 0.69</text:p>
      <text:p text:style-name="P1">Spearman rank-order correlation coefficient = 0.67</text:p>
      <text:p text:style-name="P1">Number of missing words = 169/518</text:p>
      <text:p text:style-name="P1"/>
      <text:p text:style-name="P1">Test results on WordSimilarity-353-EN.txt: </text:p>
      <text:p text:style-name="P1">Pearson correlation coefficient = 0.69</text:p>
      <text:p text:style-name="P1">Spearman rank-order correlation coefficient = 0.70</text:p>
      <text:p text:style-name="P1">Number of missing words = 3/353</text:p>
      <text:p text:style-name="P1"/>
      <text:p text:style-name="P1">Average test results: </text:p>
      <text:p text:style-name="P1">Average Pearson Correlation <text:s/>= 0.65</text:p>
      <text:p text:style-name="P1">Average Pearson Spearman rank-order correlation = 0.65</text:p>
      <text:p text:style-name="P1">Total number of missing words : 179/1389</text:p>
      <text:p text:style-name="P1"/>
      <text:p text:style-name="P1"/>
      <text:p text:style-name="P1">/data/Test_data/models/2017-07-23_16-26-34</text:p>
      <text:p text:style-name="P1"/>
      <text:p text:style-name="P1">Parameters : </text:p>
      <text:p text:style-name="P1"><text:tab/>Vector size = 100,</text:p>
      <text:p text:style-name="P1"><text:tab/>Window size = 5,</text:p>
      <text:p text:style-name="P1"><text:tab/>Min count = 10,</text:p>
      <text:p text:style-name="P1"><text:tab/>skip-gram/CBOW = skip-gram,</text:p>
      <text:p text:style-name="P1"><text:tab/>Hierarchical softmax/Negative sampling = Negative sampling </text:p>
      <text:p text:style-name="P1"/>
      <text:p text:style-name="P1">The model took 2.04430296421051 to train.</text:p>
      <text:p text:style-name="P1">Vocabulary length : 47134</text:p>
      <text:p text:style-name="P1"/>
      <text:p text:style-name="P1"><text:soft-page-break/></text:p>
      <text:p text:style-name="P1">Testing from : /home/snu/data/Test_data/</text:p>
      <text:p text:style-name="P1"/>
      <text:p text:style-name="P1">Test results on WS353-english-rel.txt: </text:p>
      <text:p text:style-name="P1">Pearson correlation coefficient = 0.55</text:p>
      <text:p text:style-name="P1">Spearman rank-order correlation coefficient = 0.54</text:p>
      <text:p text:style-name="P1">Number of missing words = 1/252</text:p>
      <text:p text:style-name="P1"/>
      <text:p text:style-name="P1">Test results on WS-353-EN.txt: </text:p>
      <text:p text:style-name="P1">Pearson correlation coefficient = 0.62</text:p>
      <text:p text:style-name="P1">Spearman rank-order correlation coefficient = 0.66</text:p>
      <text:p text:style-name="P1">Number of missing words = 4/65</text:p>
      <text:p text:style-name="P1"/>
      <text:p text:style-name="P1">Test results on WS353-english-sim.txt: </text:p>
      <text:p text:style-name="P1">Pearson correlation coefficient = 0.67</text:p>
      <text:p text:style-name="P1">Spearman rank-order correlation coefficient = 0.66</text:p>
      <text:p text:style-name="P1">Number of missing words = 2/201</text:p>
      <text:p text:style-name="P1"/>
      <text:p text:style-name="P1">Test results on SE17-EN.txt: </text:p>
      <text:p text:style-name="P1">Pearson correlation coefficient = 0.67</text:p>
      <text:p text:style-name="P1">Spearman rank-order correlation coefficient = 0.66</text:p>
      <text:p text:style-name="P1">Number of missing words = 169/518</text:p>
      <text:p text:style-name="P1"/>
      <text:p text:style-name="P1">Test results on WordSimilarity-353-EN.txt: </text:p>
      <text:p text:style-name="P1">Pearson correlation coefficient = 0.68</text:p>
      <text:p text:style-name="P1">Spearman rank-order correlation coefficient = 0.70</text:p>
      <text:p text:style-name="P1">Number of missing words = 3/353</text:p>
      <text:p text:style-name="P1"/>
      <text:p text:style-name="P1">Average test results: </text:p>
      <text:p text:style-name="P1">Average Pearson Correlation <text:s/>= 0.64</text:p>
      <text:p text:style-name="P1">Average Pearson Spearman rank-order correlation = 0.64</text:p>
      <text:p text:style-name="P1">Total number of missing words : 179/13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7:05:46.009958200</meta:creation-date>
    <dc:date>2017-07-23T17:12:38.839965219</dc:date>
    <meta:editing-duration>PT6M53S</meta:editing-duration>
    <meta:editing-cycles>1</meta:editing-cycles>
    <meta:document-statistic meta:table-count="0" meta:image-count="0" meta:object-count="0" meta:page-count="4" meta:paragraph-count="136" meta:word-count="660" meta:character-count="4909" meta:non-whitespace-character-count="4329"/>
    <meta:generator>LibreOffice/5.1.6.2$Linux_X86_64 LibreOffice_project/10m0$Build-2</meta:generator>
  </office:meta>
</office:document-meta>
</file>